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93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Pins</text:p>
          </table:table-cell>
          <table:table-cell office:value-type="string">
            <text:p>Analog/Digital</text:p>
          </table:table-cell>
          <table:table-cell office:value-type="string">
            <text:p>Sensoren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I2C</text:p>
          </table:table-cell>
          <table:table-cell table:number-columns-repeated="2" office:value-type="string">
            <text:p>BME28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Solarmodu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Batterie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Digital</text:p>
          </table:table-cell>
          <table:table-cell office:value-type="string">
            <text:p>Tür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Fenster zu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Analog</text:p>
          </table:table-cell>
          <table:table-cell office:value-type="string">
            <text:p>Motorstrom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LM298</text:p>
          </table:table-cell>
          <table:table-cell office:value-type="string">
            <text:p>2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Relais</text:p>
          </table:table-cell>
          <table:table-cell office:value-type="string">
            <text:p>gesteuert per MOSFE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Taster Licht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Mosfet Licht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>
            <text:p>In</text:p>
          </table:table-cell>
          <table:table-cell office:value-type="string">
            <text:p>GPIO34</text:p>
          </table:table-cell>
          <table:table-cell office:value-type="string">
            <text:p>Reed Fenster 1 zu</text:p>
          </table:table-cell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35</text:p>
          </table:table-cell>
          <table:table-cell office:value-type="string">
            <text:p>Reed Fenster 1 Endschalter</text:p>
          </table:table-cell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36</text:p>
          </table:table-cell>
          <table:table-cell office:value-type="string">
            <text:p>Reed Fenster 2 zu</text:p>
          </table:table-cell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39</text:p>
          </table:table-cell>
          <table:table-cell office:value-type="string">
            <text:p>Reed Fenster 2 Endschalter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1</text:p>
          </table:table-cell>
          <table:table-cell office:value-type="string">
            <text:p>I2C</text:p>
          </table:table-cell>
          <table:table-cell office:value-type="string">
            <text:p>BME280 usw.</text:p>
          </table:table-cell>
          <table:table-cell table:number-columns-repeated="7"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2</text:p>
          </table:table-cell>
          <table:table-cell office:value-type="string">
            <text:p>I2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5</text:p>
          </table:table-cell>
          <table:table-cell office:value-type="string">
            <text:p>PWM</text:p>
          </table:table-cell>
          <table:table-cell office:value-type="string">
            <text:p>LM298_1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6</text:p>
          </table:table-cell>
          <table:table-cell office:value-type="string">
            <text:p>DIR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7</text:p>
          </table:table-cell>
          <table:table-cell office:value-type="string">
            <text:p>PWM</text:p>
          </table:table-cell>
          <table:table-cell office:value-type="string">
            <text:p>LM298_2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33</text:p>
          </table:table-cell>
          <table:table-cell office:value-type="string">
            <text:p>DIR</text:p>
          </table:table-cell>
          <table:table-cell table:number-columns-repeated="2"/>
          <table:table-cell office:value-type="string">
            <text:p>ANALOG SOL</text:p>
          </table:table-cell>
          <table:table-cell table:number-columns-repeated="3"/>
          <table:table-cell table:style-name="ce2"/>
          <table:table-cell/>
        </table:table-row>
        <table:table-row table:style-name="ro2">
          <table:table-cell table:number-columns-repeated="9"/>
          <table:table-cell table:style-name="ce2" office:value-type="string">
            <text:p>ADC1_CH0 (GPIO 36)</text:p>
          </table:table-cell>
          <table:table-cell office:value-type="string">
            <text:p>reed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15</text:p>
          </table:table-cell>
          <table:table-cell office:value-type="string">
            <text:p>VCC Solar</text:p>
          </table:table-cell>
          <table:table-cell table:number-columns-repeated="6"/>
          <table:table-cell table:style-name="ce2" office:value-type="string">
            <text:p>ADC1_CH3 (GPIO 39)</text:p>
          </table:table-cell>
          <table:table-cell office:value-type="string">
            <text:p>reed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02</text:p>
          </table:table-cell>
          <table:table-cell office:value-type="string">
            <text:p>VCC Batterie</text:p>
          </table:table-cell>
          <table:table-cell table:number-columns-repeated="6"/>
          <table:table-cell table:style-name="ce2" office:value-type="string">
            <text:p>ADC1_CH4 (GPIO 32)</text:p>
          </table:table-cell>
          <table:table-cell office:value-type="string">
            <text:p>mot en</text:p>
          </table:table-cell>
        </table:table-row>
        <table:table-row table:style-name="ro1">
          <table:table-cell office:value-type="string">
            <text:p>Analog IN</text:p>
          </table:table-cell>
          <table:table-cell office:value-type="string">
            <text:p>GPIO04</text:p>
          </table:table-cell>
          <table:table-cell office:value-type="string">
            <text:p>Motorstrom</text:p>
          </table:table-cell>
          <table:table-cell table:number-columns-repeated="6"/>
          <table:table-cell table:style-name="ce2" office:value-type="string">
            <text:p>ADC1_CH5 (GPIO 33)</text:p>
          </table:table-cell>
          <table:table-cell office:value-type="string">
            <text:p>dir1</text:p>
          </table:table-cell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13</text:p>
          </table:table-cell>
          <table:table-cell office:value-type="string">
            <text:p>Motorstrom</text:p>
          </table:table-cell>
          <table:table-cell table:number-columns-repeated="6"/>
          <table:table-cell table:style-name="ce2" office:value-type="string">
            <text:p>ADC1_CH6 (GPIO 34)</text:p>
          </table:table-cell>
          <table:table-cell office:value-type="string">
            <text:p>reed</text:p>
          </table:table-cell>
        </table:table-row>
        <table:table-row table:style-name="ro2">
          <table:table-cell table:number-columns-repeated="9"/>
          <table:table-cell table:style-name="ce2" office:value-type="string">
            <text:p>ADC1_CH7 (GPIO 35)</text:p>
          </table:table-cell>
          <table:table-cell office:value-type="string">
            <text:p>reed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GPIO16</text:p>
          </table:table-cell>
          <table:table-cell office:value-type="string">
            <text:p>Reed Türkontakt</text:p>
          </table:table-cell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17</text:p>
          </table:table-cell>
          <table:table-cell office:value-type="string">
            <text:p>Reed Türkontakt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In</text:p>
          </table:table-cell>
          <table:table-cell office:value-type="string">
            <text:p>GPIO12</text:p>
          </table:table-cell>
          <table:table-cell office:value-type="string">
            <text:p>Taster Licht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4</text:p>
          </table:table-cell>
          <table:table-cell office:value-type="string">
            <text:p>Mosfet Lich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GPIO32</text:p>
          </table:table-cell>
          <table:table-cell office:value-type="string">
            <text:p>Motor Enable</text:p>
          </table:table-cell>
          <table:table-cell office:value-type="string">
            <text:p>Aktivieren der Motortreiber</text:p>
          </table:table-cell>
          <table:table-cell/>
          <table:table-cell office:value-type="string">
            <text:p>ANALOG BAT</text:p>
          </table:table-cell>
          <table:table-cell table:number-columns-repeated="5"/>
        </table:table-row>
        <table:table-row table:style-name="ro1">
          <table:table-cell office:value-type="string">
            <text:p>Out</text:p>
          </table:table-cell>
          <table:table-cell office:value-type="string">
            <text:p>GPIO05</text:p>
          </table:table-cell>
          <table:table-cell office:value-type="string">
            <text:p>RELAIS</text:p>
          </table:table-cell>
          <table:table-cell office:value-type="string">
            <text:p>Power Mosfet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8</text:p>
          </table:table-cell>
          <table:table-cell office:value-type="string">
            <text:p>RELAIS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9</text:p>
          </table:table-cell>
          <table:table-cell office:value-type="string">
            <text:p>RELAIS</text:p>
          </table:table-cell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3</text:p>
          </table:table-cell>
          <table:table-cell office:value-type="string">
            <text:p>RELAIS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 office:value-type="string">
            <text:p>GPIO34</text:p>
          </table:table-cell>
        </table:table-row>
        <table:table-row table:style-name="ro1">
          <table:table-cell office:value-type="string">
            <text:p>GPIO35</text:p>
          </table:table-cell>
        </table:table-row>
        <table:table-row table:style-name="ro1">
          <table:table-cell office:value-type="string">
            <text:p>GPIO36</text:p>
          </table:table-cell>
        </table:table-row>
        <table:table-row table:style-name="ro1">
          <table:table-cell office:value-type="string">
            <text:p>GPIO39</text:p>
          </table:table-cell>
        </table:table-row>
        <table:table-row table:style-name="ro1">
          <table:table-cell office:value-type="string">
            <text:p>GPIO21</text:p>
          </table:table-cell>
        </table:table-row>
        <table:table-row table:style-name="ro1">
          <table:table-cell office:value-type="string">
            <text:p>GPIO22</text:p>
          </table:table-cell>
        </table:table-row>
        <table:table-row table:style-name="ro1">
          <table:table-cell office:value-type="string">
            <text:p>GPIO25</text:p>
          </table:table-cell>
        </table:table-row>
        <table:table-row table:style-name="ro1">
          <table:table-cell office:value-type="string">
            <text:p>GPIO26</text:p>
          </table:table-cell>
        </table:table-row>
        <table:table-row table:style-name="ro1">
          <table:table-cell office:value-type="string">
            <text:p>GPIO27</text:p>
          </table:table-cell>
        </table:table-row>
        <table:table-row table:style-name="ro1">
          <table:table-cell office:value-type="string">
            <text:p>GPIO33</text:p>
          </table:table-cell>
        </table:table-row>
        <table:table-row table:style-name="ro1">
          <table:table-cell office:value-type="string">
            <text:p>GPIO15</text:p>
          </table:table-cell>
        </table:table-row>
        <table:table-row table:style-name="ro1">
          <table:table-cell office:value-type="string">
            <text:p>GPIO02</text:p>
          </table:table-cell>
        </table:table-row>
        <table:table-row table:style-name="ro1">
          <table:table-cell office:value-type="string">
            <text:p>GPIO04</text:p>
          </table:table-cell>
        </table:table-row>
        <table:table-row table:style-name="ro1">
          <table:table-cell office:value-type="string">
            <text:p>GPIO13</text:p>
          </table:table-cell>
        </table:table-row>
        <table:table-row table:style-name="ro1">
          <table:table-cell office:value-type="string">
            <text:p>GPIO16</text:p>
          </table:table-cell>
        </table:table-row>
        <table:table-row table:style-name="ro1">
          <table:table-cell office:value-type="string">
            <text:p>GPIO17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GPIO12</text:p>
          </table:table-cell>
        </table:table-row>
        <table:table-row table:style-name="ro1">
          <table:table-cell office:value-type="string">
            <text:p>GPIO14</text:p>
          </table:table-cell>
        </table:table-row>
        <table:table-row table:style-name="ro1">
          <table:table-cell office:value-type="string">
            <text:p>GPIO32</text:p>
          </table:table-cell>
        </table:table-row>
        <table:table-row table:style-name="ro1">
          <table:table-cell office:value-type="string">
            <text:p>GPIO05</text:p>
          </table:table-cell>
        </table:table-row>
        <table:table-row table:style-name="ro1">
          <table:table-cell office:value-type="string">
            <text:p>GPIO18</text:p>
          </table:table-cell>
        </table:table-row>
        <table:table-row table:style-name="ro1">
          <table:table-cell office:value-type="string">
            <text:p>GPIO19</text:p>
          </table:table-cell>
        </table:table-row>
        <table:table-row table:style-name="ro1">
          <table:table-cell office:value-type="string">
            <text:p>GPIO23</text:p>
          </table:table-cell>
        </table:table-row>
      </table:table>
      <table:table table:name="new mapping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>
            <text:p>Pins</text:p>
          </table:table-cell>
          <table:table-cell office:value-type="string">
            <text:p>Analog/Digital</text:p>
          </table:table-cell>
          <table:table-cell office:value-type="string">
            <text:p>Sensoren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I2C</text:p>
          </table:table-cell>
          <table:table-cell table:number-columns-repeated="2" office:value-type="string">
            <text:p>BME28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Solarmodul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string">
            <text:p>Analog</text:p>
          </table:table-cell>
          <table:table-cell office:value-type="string">
            <text:p>Spannung Batteri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Digital</text:p>
          </table:table-cell>
          <table:table-cell office:value-type="string">
            <text:p>Tür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Fenster zu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office:value-type="string">
            <text:p>Analog</text:p>
          </table:table-cell>
          <table:table-cell office:value-type="string">
            <text:p>Motorstro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LM298</text:p>
          </table:table-cell>
          <table:table-cell office:value-type="string">
            <text:p>2x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string">
            <text:p>Digital</text:p>
          </table:table-cell>
          <table:table-cell office:value-type="string">
            <text:p>Relais</text:p>
          </table:table-cell>
          <table:table-cell office:value-type="string">
            <text:p>gesteuert per MOSFET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Taster Licht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string">
            <text:p>Digital</text:p>
          </table:table-cell>
          <table:table-cell office:value-type="string">
            <text:p>Mosfet Licht</text:p>
          </table:table-cell>
          <table:table-cell table:number-columns-repeated="6"/>
        </table:table-row>
        <table:table-row table:style-name="ro1" table:number-rows-repeated="5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34</text:p>
          </table:table-cell>
          <table:table-cell office:value-type="string">
            <text:p>VCC Bat</text:p>
          </table:table-cell>
          <table:table-cell table:number-columns-repeated="7"/>
        </table:table-row>
        <table:table-row table:style-name="ro1">
          <table:table-cell office:value-type="string">
            <text:p>In</text:p>
          </table:table-cell>
          <table:table-cell office:value-type="string">
            <text:p>GPIO35</text:p>
          </table:table-cell>
          <table:table-cell office:value-type="string">
            <text:p>VCC Solar</text:p>
          </table:table-cell>
          <table:table-cell table:number-columns-repeated="7"/>
        </table:table-row>
        <table:table-row table:style-name="ro1">
          <table:table-cell office:value-type="string">
            <text:p>In</text:p>
          </table:table-cell>
          <table:table-cell office:value-type="string">
            <text:p>GPIO36</text:p>
          </table:table-cell>
          <table:table-cell office:value-type="string">
            <text:p>Motorstrom</text:p>
          </table:table-cell>
          <table:table-cell table:number-columns-repeated="7"/>
        </table:table-row>
        <table:table-row table:style-name="ro1">
          <table:table-cell office:value-type="string">
            <text:p>In</text:p>
          </table:table-cell>
          <table:table-cell office:value-type="string">
            <text:p>GPIO39</text:p>
          </table:table-cell>
          <table:table-cell office:value-type="string">
            <text:p>Motorstrom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1</text:p>
          </table:table-cell>
          <table:table-cell office:value-type="string">
            <text:p>I2C</text:p>
          </table:table-cell>
          <table:table-cell office:value-type="string">
            <text:p>BME280 usw.</text:p>
          </table:table-cell>
          <table:table-cell table:number-columns-repeated="6"/>
        </table:table-row>
        <table:table-row table:style-name="ro1">
          <table:table-cell office:value-type="string">
            <text:p>In/out</text:p>
          </table:table-cell>
          <table:table-cell office:value-type="string">
            <text:p>GPIO22</text:p>
          </table:table-cell>
          <table:table-cell office:value-type="string">
            <text:p>I2C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5</text:p>
          </table:table-cell>
          <table:table-cell office:value-type="string">
            <text:p>PWM</text:p>
          </table:table-cell>
          <table:table-cell office:value-type="string">
            <text:p>LM298_1</text:p>
          </table:table-cell>
          <table:table-cell table:number-columns-repeated="6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6</text:p>
          </table:table-cell>
          <table:table-cell office:value-type="string">
            <text:p>DIR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7</text:p>
          </table:table-cell>
          <table:table-cell office:value-type="string">
            <text:p>PWM</text:p>
          </table:table-cell>
          <table:table-cell office:value-type="string">
            <text:p>LM298_2</text:p>
          </table:table-cell>
          <table:table-cell table:number-columns-repeated="6"/>
        </table:table-row>
        <table:table-row table:style-name="ro1">
          <table:table-cell office:value-type="string">
            <text:p>Out</text:p>
          </table:table-cell>
          <table:table-cell office:value-type="string">
            <text:p>GPIO33</text:p>
          </table:table-cell>
          <table:table-cell office:value-type="string">
            <text:p>DIR</text:p>
          </table:table-cell>
          <table:table-cell table:number-columns-repeated="6"/>
          <table:table-cell table:style-name="ce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table:number-columns-repeated="2"/>
          <table:table-cell table:number-columns-repeated="3"/>
          <table:table-cell table:style-name="ce2"/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15</text:p>
          </table:table-cell>
          <table:table-cell office:value-type="string">
            <text:p>Reed 2 Fenster</text:p>
          </table:table-cell>
          <table:table-cell/>
          <table:table-cell table:style-name="ce4" table:number-columns-repeated="2"/>
          <table:table-cell table:number-columns-repeated="3"/>
          <table:table-cell table:style-name="ce2"/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02</text:p>
          </table:table-cell>
          <table:table-cell office:value-type="string">
            <text:p>Reed 1 Fenster</text:p>
          </table:table-cell>
          <table:table-cell/>
          <table:table-cell table:style-name="ce4" table:number-columns-repeated="2"/>
          <table:table-cell table:number-columns-repeated="3"/>
          <table:table-cell table:style-name="ce2"/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04</text:p>
          </table:table-cell>
          <table:table-cell office:value-type="string">
            <text:p>Reed 1 Fenster</text:p>
          </table:table-cell>
          <table:table-cell/>
          <table:table-cell table:style-name="ce4" table:number-columns-repeated="2"/>
          <table:table-cell table:number-columns-repeated="3"/>
          <table:table-cell table:style-name="ce2"/>
        </table:table-row>
        <table:table-row table:style-name="ro2">
          <table:table-cell office:value-type="string">
            <text:p>Analog IN</text:p>
          </table:table-cell>
          <table:table-cell office:value-type="string">
            <text:p>GPIO13</text:p>
          </table:table-cell>
          <table:table-cell office:value-type="string">
            <text:p>Reed 2 Fenster</text:p>
          </table:table-cell>
          <table:table-cell/>
          <table:table-cell table:style-name="ce4" table:number-columns-repeated="2"/>
          <table:table-cell table:number-columns-repeated="3"/>
          <table:table-cell table:style-name="ce2"/>
        </table:table-row>
        <table:table-row table:style-name="ro1">
          <table:table-cell table:number-columns-repeated="9"/>
          <table:table-cell table:style-name="ce2"/>
        </table:table-row>
        <table:table-row table:style-name="ro2">
          <table:table-cell office:value-type="string">
            <text:p>In</text:p>
          </table:table-cell>
          <table:table-cell office:value-type="string">
            <text:p>GPIO16</text:p>
          </table:table-cell>
          <table:table-cell office:value-type="string">
            <text:p>Reed Türkontakt</text:p>
          </table:table-cell>
          <table:table-cell table:number-columns-repeated="7"/>
        </table:table-row>
        <table:table-row table:style-name="ro2">
          <table:table-cell office:value-type="string">
            <text:p>In</text:p>
          </table:table-cell>
          <table:table-cell office:value-type="string">
            <text:p>GPIO17</text:p>
          </table:table-cell>
          <table:table-cell office:value-type="string">
            <text:p>Reed Türkontakt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In</text:p>
          </table:table-cell>
          <table:table-cell office:value-type="string">
            <text:p>GPIO14</text:p>
          </table:table-cell>
          <table:table-cell office:value-type="string">
            <text:p>Taster Licht</text:p>
          </table:table-cell>
          <table:table-cell table:number-columns-repeated="7"/>
        </table:table-row>
        <table:table-row table:style-name="ro2">
          <table:table-cell office:value-type="string">
            <text:p>Out</text:p>
          </table:table-cell>
          <table:table-cell office:value-type="string">
            <text:p>GPIO12</text:p>
          </table:table-cell>
          <table:table-cell office:value-type="string">
            <text:p>Mosfet Lich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GPIO32</text:p>
          </table:table-cell>
          <table:table-cell office:value-type="string">
            <text:p>Motor Enable</text:p>
          </table:table-cell>
          <table:table-cell office:value-type="string">
            <text:p>Aktivieren der Motortreiber</text:p>
          </table:table-cell>
          <table:table-cell table:number-columns-repeated="6"/>
        </table:table-row>
        <table:table-row table:style-name="ro2">
          <table:table-cell office:value-type="string">
            <text:p>Out</text:p>
          </table:table-cell>
          <table:table-cell office:value-type="string">
            <text:p>GPIO05</text:p>
          </table:table-cell>
          <table:table-cell office:value-type="string">
            <text:p>RELAIS</text:p>
          </table:table-cell>
          <table:table-cell office:value-type="string">
            <text:p>Power Mosfet</text:p>
          </table:table-cell>
          <table:table-cell table:number-columns-repeated="6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8</text:p>
          </table:table-cell>
          <table:table-cell office:value-type="string">
            <text:p>RELAIS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19</text:p>
          </table:table-cell>
          <table:table-cell office:value-type="string">
            <text:p>RELAIS</text:p>
          </table:table-cell>
          <table:table-cell table:number-columns-repeated="7"/>
        </table:table-row>
        <table:table-row table:style-name="ro1">
          <table:table-cell office:value-type="string">
            <text:p>Out</text:p>
          </table:table-cell>
          <table:table-cell office:value-type="string">
            <text:p>GPIO23</text:p>
          </table:table-cell>
          <table:table-cell office:value-type="string">
            <text:p>RELAIS</text:p>
          </table:table-cell>
          <table:table-cell table:number-columns-repeated="7"/>
        </table:table-row>
      </table:table>
      <table:database-ranges>
        <table:database-range table:target-range-address="Tabelle2.A1:Tabelle2.A2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8">08.02.2023</text:date>, <text:time>11:58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3:21:03.48</meta:creation-date>
    <dc:date>2023-02-08T11:58:24.04</dc:date>
    <meta:editing-duration>PT4H6M30S</meta:editing-duration>
    <meta:editing-cycles>4</meta:editing-cycles>
    <meta:generator>OpenOffice/4.1.8$Win32 OpenOffice.org_project/418m3$Build-9803</meta:generator>
    <meta:document-statistic meta:table-count="3" meta:cell-count="255" meta:object-count="0"/>
  </office:meta>
</office:document-meta>
</file>